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3076333" calcext:value-type="float">
            <text:p>3076333</text:p>
          </table:table-cell>
          <table:table-cell office:value-type="string" calcext:value-type="string">
            <text:p><text:s/>train21.vw</text:p>
          </table:table-cell>
          <table:table-cell office:value-type="float" office:value="0" calcext:value-type="float">
            <text:p>0</text:p>
          </table:table-cell>
          <table:table-cell table:formula="of:=[.A1]/[.$E$1] * 100" office:value-type="float" office:value="74.61403664084" calcext:value-type="float">
            <text:p>74.6140366408</text:p>
          </table:table-cell>
          <table:table-cell table:formula="of:=SUM([.A1:.A7])" office:value-type="float" office:value="4122995" calcext:value-type="float">
            <text:p>4122995</text:p>
          </table:table-cell>
          <table:table-cell table:number-columns-repeated="2"/>
          <table:table-cell office:value-type="float" office:value="2563703" calcext:value-type="float">
            <text:p>2563703</text:p>
          </table:table-cell>
          <table:table-cell office:value-type="string" calcext:value-type="string">
            <text:p><text:s/>train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]/[.$G$13]" office:value-type="percentage" office:value="0.621805992973554" calcext:value-type="percentage">
            <text:p>62.1806%</text:p>
          </table:table-cell>
          <table:table-cell table:number-columns-repeated="2"/>
          <table:table-cell office:value-type="float" office:value="24777615" calcext:value-type="float">
            <text:p>24777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268923052674" calcext:value-type="float">
            <text:p>0.6026892305</text:p>
          </table:table-cell>
        </table:table-row>
        <table:table-row table:style-name="ro1">
          <table:table-cell office:value-type="float" office:value="1040891" calcext:value-type="float">
            <text:p>1040891</text:p>
          </table:table-cell>
          <table:table-cell office:value-type="string" calcext:value-type="string">
            <text:p><text:s/>train21.vw</text:p>
          </table:table-cell>
          <table:table-cell office:value-type="float" office:value="1" calcext:value-type="float">
            <text:p>1</text:p>
          </table:table-cell>
          <table:table-cell table:formula="of:=[.A2]/[.$E$1] * 100" office:value-type="float" office:value="25.2459922944364" calcext:value-type="float">
            <text:p>25.2459922944</text:p>
          </table:table-cell>
          <table:table-cell table:number-columns-repeated="3"/>
          <table:table-cell office:value-type="float" office:value="512630" calcext:value-type="float">
            <text:p>512630</text:p>
          </table:table-cell>
          <table:table-cell office:value-type="string" calcext:value-type="string">
            <text:p><text:s/>train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2]/[.$G$13]" office:value-type="percentage" office:value="0.124334373434845" calcext:value-type="percentage">
            <text:p>12.4334%</text:p>
          </table:table-cell>
          <table:table-cell table:number-columns-repeated="2"/>
          <table:table-cell office:value-type="float" office:value="4865361" calcext:value-type="float">
            <text:p>48653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8344750990957" calcext:value-type="float">
            <text:p>0.11834475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<text:s/>train21.vw</text:p>
          </table:table-cell>
          <table:table-cell office:value-type="float" office:value="2" calcext:value-type="float">
            <text:p>2</text:p>
          </table:table-cell>
          <table:table-cell table:formula="of:=[.A3]/[.$E$1] * 100" office:value-type="float" office:value="0.0317487651573674" calcext:value-type="float">
            <text:p>0.0317487652</text:p>
          </table:table-cell>
          <table:table-cell table:number-columns-repeated="3"/>
          <table:table-cell office:value-type="float" office:value="836462" calcext:value-type="float">
            <text:p>836462</text:p>
          </table:table-cell>
          <table:table-cell office:value-type="string" calcext:value-type="string">
            <text:p><text:s/>train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]/[.$G$13]" office:value-type="percentage" office:value="0.202877277319036" calcext:value-type="percentage">
            <text:p>20.2877%</text:p>
          </table:table-cell>
          <table:table-cell table:number-columns-repeated="2"/>
          <table:table-cell office:value-type="float" office:value="9301294" calcext:value-type="float">
            <text:p>93012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26244120903605" calcext:value-type="float">
            <text:p>0.22624412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train21.vw</text:p>
          </table:table-cell>
          <table:table-cell office:value-type="float" office:value="3" calcext:value-type="float">
            <text:p>3</text:p>
          </table:table-cell>
          <table:table-cell table:formula="of:=[.A4]/[.$E$1] * 100" office:value-type="float" office:value="0.000412321625420356" calcext:value-type="float">
            <text:p>0.0004123216</text:p>
          </table:table-cell>
          <table:table-cell table:number-columns-repeated="3"/>
          <table:table-cell office:value-type="float" office:value="204429" calcext:value-type="float">
            <text:p>204429</text:p>
          </table:table-cell>
          <table:table-cell office:value-type="string" calcext:value-type="string">
            <text:p><text:s/>train2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4]/[.$G$13]" office:value-type="percentage" office:value="0.0495826456253282" calcext:value-type="percentage">
            <text:p>4.9583%</text:p>
          </table:table-cell>
          <table:table-cell table:number-columns-repeated="2"/>
          <table:table-cell office:value-type="float" office:value="2094161" calcext:value-type="float">
            <text:p>2094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09382473530688" calcext:value-type="float">
            <text:p>0.050938247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<text:s/>train21.vw</text:p>
          </table:table-cell>
          <table:table-cell office:value-type="float" office:value="4" calcext:value-type="float">
            <text:p>4</text:p>
          </table:table-cell>
          <table:table-cell table:formula="of:=[.A5]/[.$E$1] * 100" office:value-type="float" office:value="0.0120300897769704" calcext:value-type="float">
            <text:p>0.0120300898</text:p>
          </table:table-cell>
          <table:table-cell table:number-columns-repeated="3"/>
          <table:table-cell office:value-type="float" office:value="1157" calcext:value-type="float">
            <text:p>1157</text:p>
          </table:table-cell>
          <table:table-cell office:value-type="string" calcext:value-type="string">
            <text:p><text:s/>train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5]/[.$G$13]" office:value-type="percentage" office:value="0.000280621247418442" calcext:value-type="percentage">
            <text:p>0.0281%</text:p>
          </table:table-cell>
          <table:table-cell table:number-columns-repeated="2"/>
          <table:table-cell office:value-type="float" office:value="11661" calcext:value-type="float">
            <text:p>116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283641469010327" calcext:value-type="float">
            <text:p>0.0002836415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<text:s/>train21.vw</text:p>
          </table:table-cell>
          <table:table-cell office:value-type="float" office:value="5" calcext:value-type="float">
            <text:p>5</text:p>
          </table:table-cell>
          <table:table-cell table:formula="of:=[.A6]/[.$E$1] * 100" office:value-type="float" office:value="0.0639098519401552" calcext:value-type="float">
            <text:p>0.063909851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string" calcext:value-type="string">
            <text:p><text:s/>train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6]/[.$G$13]" office:value-type="percentage" office:value="0.0000368664041552318" calcext:value-type="percentage">
            <text:p>0.0037%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384561497732036" calcext:value-type="float">
            <text:p>3.84561497732036E-00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<text:s/>train21.vw</text:p>
          </table:table-cell>
          <table:table-cell office:value-type="float" office:value="7" calcext:value-type="float">
            <text:p>7</text:p>
          </table:table-cell>
          <table:table-cell table:formula="of:=[.A7]/[.$E$1] * 100" office:value-type="float" office:value="0.0318700362236675" calcext:value-type="float">
            <text:p>0.031870036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<text:s/>train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7]/[.$G$13]" office:value-type="percentage" office:value="0.00000412321625420356" calcext:value-type="percentage">
            <text:p>0.0004%</text:p>
          </table:table-cell>
          <table:table-cell table:number-columns-repeated="2"/>
          <table:table-cell office:value-type="float" office:value="1663" calcext:value-type="float">
            <text:p>16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404507128860453" calcext:value-type="float">
            <text:p>4.04507128860453E-005</text:p>
          </table:table-cell>
        </table:table-row>
        <table:table-row table:style-name="ro1">
          <table:table-cell office:value-type="float" office:value="4042517" calcext:value-type="float">
            <text:p>4042517</text:p>
          </table:table-cell>
          <table:table-cell office:value-type="string" calcext:value-type="string">
            <text:p><text:s/>train22.vw</text:p>
          </table:table-cell>
          <table:table-cell office:value-type="float" office:value="0" calcext:value-type="float">
            <text:p>0</text:p>
          </table:table-cell>
          <table:table-cell table:formula="of:=[.A8]/[.$E$8] * 100" office:value-type="float" office:value="75.7433307739034" calcext:value-type="float">
            <text:p>75.7433307739</text:p>
          </table:table-cell>
          <table:table-cell table:formula="of:=SUM([.A8:.A14])" office:value-type="float" office:value="5337126" calcext:value-type="float">
            <text:p>5337126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office:value-type="string" calcext:value-type="string">
            <text:p><text:s/>train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8]/[.$G$13]" office:value-type="percentage" office:value="0.000102595322089889" calcext:value-type="percentage">
            <text:p>0.0103%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000904850582898908" calcext:value-type="float">
            <text:p>9.04850582898908E-006</text:p>
          </table:table-cell>
        </table:table-row>
        <table:table-row table:style-name="ro1">
          <table:table-cell office:value-type="float" office:value="1289861" calcext:value-type="float">
            <text:p>1289861</text:p>
          </table:table-cell>
          <table:table-cell office:value-type="string" calcext:value-type="string">
            <text:p><text:s/>train22.vw</text:p>
          </table:table-cell>
          <table:table-cell office:value-type="float" office:value="1" calcext:value-type="float">
            <text:p>1</text:p>
          </table:table-cell>
          <table:table-cell table:formula="of:=[.A9]/[.$E$8] * 100" office:value-type="float" office:value="24.1677074890119" calcext:value-type="float">
            <text:p>24.167707489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<text:s/>train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9]/[.$G$13]" office:value-type="percentage" office:value="0.0000177055756798153" calcext:value-type="percentage">
            <text:p>0.0018%</text:p>
          </table:table-cell>
          <table:table-cell table:number-columns-repeated="2"/>
          <table:table-cell office:value-type="float" office:value="6304" calcext:value-type="float">
            <text:p>6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153338120284804" calcext:value-type="float">
            <text:p>0.000153338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<text:s/>train22.vw</text:p>
          </table:table-cell>
          <table:table-cell office:value-type="float" office:value="2" calcext:value-type="float">
            <text:p>2</text:p>
          </table:table-cell>
          <table:table-cell table:formula="of:=[.A10]/[.$E$8] * 100" office:value-type="float" office:value="0.031515088832454" calcext:value-type="float">
            <text:p>0.0315150888</text:p>
          </table:table-cell>
          <table:table-cell table:number-columns-repeated="3"/>
          <table:table-cell office:value-type="float" office:value="2399" calcext:value-type="float">
            <text:p>2399</text:p>
          </table:table-cell>
          <table:table-cell office:value-type="string" calcext:value-type="string">
            <text:p><text:s/>train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0]/[.$G$13]" office:value-type="percentage" office:value="0.000581858576107902" calcext:value-type="percentage">
            <text:p>0.0582%</text:p>
          </table:table-cell>
          <table:table-cell table:number-columns-repeated="2"/>
          <table:table-cell office:value-type="float" office:value="1432" calcext:value-type="float">
            <text:p>14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0348318826535278" calcext:value-type="float">
            <text:p>3.48318826535278E-0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train22.vw</text:p>
          </table:table-cell>
          <table:table-cell office:value-type="float" office:value="3" calcext:value-type="float">
            <text:p>3</text:p>
          </table:table-cell>
          <table:table-cell table:formula="of:=[.A11]/[.$E$8] * 100" office:value-type="float" office:value="0.00103051717347501" calcext:value-type="float">
            <text:p>0.0010305172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train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1]/[.$G$13]" office:value-type="percentage" office:value="0.0000572399432936494" calcext:value-type="percentage">
            <text:p>0.0057%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142976121674188" calcext:value-type="float">
            <text:p>0.000142976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<text:s/>train22.vw</text:p>
          </table:table-cell>
          <table:table-cell office:value-type="float" office:value="4" calcext:value-type="float">
            <text:p>4</text:p>
          </table:table-cell>
          <table:table-cell table:formula="of:=[.A12]/[.$E$8] * 100" office:value-type="float" office:value="0.0154015475744811" calcext:value-type="float">
            <text:p>0.0154015476</text:p>
          </table:table-cell>
          <table:table-cell table:number-columns-repeated="3"/>
          <table:table-cell office:value-type="float" office:value="616" calcext:value-type="float">
            <text:p>616</text:p>
          </table:table-cell>
          <table:table-cell office:value-type="string" calcext:value-type="string">
            <text:p><text:s/>train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12]/[.$G$13]" office:value-type="percentage" office:value="0.000149405953681729" calcext:value-type="percentage">
            <text:p>0.0149%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0190213213931975" calcext:value-type="float">
            <text:p>1.90213213931975E-00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<text:s/>train22.vw</text:p>
          </table:table-cell>
          <table:table-cell office:value-type="float" office:value="5" calcext:value-type="float">
            <text:p>5</text:p>
          </table:table-cell>
          <table:table-cell table:formula="of:=[.A13]/[.$E$8] * 100" office:value-type="float" office:value="0.020235609951873" calcext:value-type="float">
            <text:p>0.02023561</text:p>
          </table:table-cell>
          <table:table-cell table:number-columns-repeated="2"/>
          <table:table-cell table:formula="of:=SUM([.H1:.H13])" office:value-type="float" office:value="4122995" calcext:value-type="float">
            <text:p>4122995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<text:s/>train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H13]/[.$G$13]" office:value-type="percentage" office:value="0.000169294408554946" calcext:value-type="percentage">
            <text:p>0.0169%</text:p>
          </table:table-cell>
          <table:table-cell table:number-columns-repeated="2"/>
          <table:table-cell office:value-type="float" office:value="29702" calcext:value-type="float">
            <text:p>2970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722469677775897" calcext:value-type="float">
            <text:p>0.000722469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<text:s/>train22.vw</text:p>
          </table:table-cell>
          <table:table-cell office:value-type="float" office:value="7" calcext:value-type="float">
            <text:p>7</text:p>
          </table:table-cell>
          <table:table-cell table:formula="of:=[.A14]/[.$E$8] * 100" office:value-type="float" office:value="0.0207789735524325" calcext:value-type="float">
            <text:p>0.0207789736</text:p>
          </table:table-cell>
          <table:table-cell table:number-columns-repeated="3"/>
          <table:table-cell office:value-type="float" office:value="3406445" calcext:value-type="float">
            <text:p>3406445</text:p>
          </table:table-cell>
          <table:table-cell office:value-type="string" calcext:value-type="string">
            <text:p><text:s/>train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4]/[.$G$27]" office:value-type="percentage" office:value="0.638254558726925" calcext:value-type="percentage">
            <text:p>63.8255%</text:p>
          </table:table-cell>
          <table:table-cell/>
          <table:table-cell office:value-type="float" office:value="41111760" calcext:value-type="float">
            <text:p>41111760</text:p>
          </table:table-cell>
          <table:table-cell office:value-type="float" office:value="13954" calcext:value-type="float">
            <text:p>139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339416264348692" calcext:value-type="float">
            <text:p>0.0003394163</text:p>
          </table:table-cell>
        </table:table-row>
        <table:table-row table:style-name="ro1">
          <table:table-cell office:value-type="float" office:value="2773396" calcext:value-type="float">
            <text:p>2773396</text:p>
          </table:table-cell>
          <table:table-cell office:value-type="string" calcext:value-type="string">
            <text:p><text:s/>train23.vw</text:p>
          </table:table-cell>
          <table:table-cell office:value-type="float" office:value="0" calcext:value-type="float">
            <text:p>0</text:p>
          </table:table-cell>
          <table:table-cell table:formula="of:=[.A15]/[.$E$15] * 100" office:value-type="float" office:value="71.6500566298228" calcext:value-type="float">
            <text:p>71.6500566298</text:p>
          </table:table-cell>
          <table:table-cell table:formula="of:=SUM([.A15:.A21])" office:value-type="float" office:value="3870752" calcext:value-type="float">
            <text:p>3870752</text:p>
          </table:table-cell>
          <table:table-cell table:number-columns-repeated="2"/>
          <table:table-cell office:value-type="float" office:value="636072" calcext:value-type="float">
            <text:p>636072</text:p>
          </table:table-cell>
          <table:table-cell office:value-type="string" calcext:value-type="string">
            <text:p><text:s/>train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5]/[.$G$27]" office:value-type="percentage" office:value="0.119178749012109" calcext:value-type="percentage">
            <text:p>11.9179%</text:p>
          </table:table-cell>
          <table:table-cell table:number-columns-repeated="6"/>
        </table:table-row>
        <table:table-row table:style-name="ro1">
          <table:table-cell office:value-type="float" office:value="1092227" calcext:value-type="float">
            <text:p>1092227</text:p>
          </table:table-cell>
          <table:table-cell office:value-type="string" calcext:value-type="string">
            <text:p><text:s/>train23.vw</text:p>
          </table:table-cell>
          <table:table-cell office:value-type="float" office:value="1" calcext:value-type="float">
            <text:p>1</text:p>
          </table:table-cell>
          <table:table-cell table:formula="of:=[.A16]/[.$E$15] * 100" office:value-type="float" office:value="28.2174368184787" calcext:value-type="float">
            <text:p>28.2174368185</text:p>
          </table:table-cell>
          <table:table-cell table:number-columns-repeated="3"/>
          <table:table-cell office:value-type="float" office:value="1087889" calcext:value-type="float">
            <text:p>1087889</text:p>
          </table:table-cell>
          <table:table-cell office:value-type="string" calcext:value-type="string">
            <text:p><text:s/>train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6]/[.$G$27]" office:value-type="percentage" office:value="0.203834235879011" calcext:value-type="percentage">
            <text:p>20.3834%</text:p>
          </table:table-cell>
          <table:table-cell table:number-columns-repeated="6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<text:s/>train23.vw</text:p>
          </table:table-cell>
          <table:table-cell office:value-type="float" office:value="2" calcext:value-type="float">
            <text:p>2</text:p>
          </table:table-cell>
          <table:table-cell table:formula="of:=[.A17]/[.$E$15] * 100" office:value-type="float" office:value="0.0402505766321376" calcext:value-type="float">
            <text:p>0.0402505766</text:p>
          </table:table-cell>
          <table:table-cell table:number-columns-repeated="3"/>
          <table:table-cell office:value-type="float" office:value="201972" calcext:value-type="float">
            <text:p>201972</text:p>
          </table:table-cell>
          <table:table-cell office:value-type="string" calcext:value-type="string">
            <text:p><text:s/>train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17]/[.$G$27]" office:value-type="percentage" office:value="0.0378428390111082" calcext:value-type="percentage">
            <text:p>3.7843%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train23.vw</text:p>
          </table:table-cell>
          <table:table-cell office:value-type="float" office:value="3" calcext:value-type="float">
            <text:p>3</text:p>
          </table:table-cell>
          <table:table-cell table:formula="of:=[.A18]/[.$E$15] * 100" office:value-type="float" office:value="0.00134340820595068" calcext:value-type="float">
            <text:p>0.0013434082</text:p>
          </table:table-cell>
          <table:table-cell table:number-columns-repeated="3"/>
          <table:table-cell office:value-type="float" office:value="1496" calcext:value-type="float">
            <text:p>1496</text:p>
          </table:table-cell>
          <table:table-cell office:value-type="string" calcext:value-type="string">
            <text:p><text:s/>train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8]/[.$G$27]" office:value-type="percentage" office:value="0.000280300671185203" calcext:value-type="percentage">
            <text:p>0.0280%</text:p>
          </table:table-cell>
          <table:table-cell table:number-columns-repeated="6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train23.vw</text:p>
          </table:table-cell>
          <table:table-cell office:value-type="float" office:value="4" calcext:value-type="float">
            <text:p>4</text:p>
          </table:table-cell>
          <table:table-cell table:formula="of:=[.A19]/[.$E$15] * 100" office:value-type="float" office:value="0.016327576656939" calcext:value-type="float">
            <text:p>0.0163275767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string" calcext:value-type="string">
            <text:p><text:s/>train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19]/[.$G$27]" office:value-type="percentage" office:value="0.0000348502171393368" calcext:value-type="percentage">
            <text:p>0.0035%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<text:s/>train23.vw</text:p>
          </table:table-cell>
          <table:table-cell office:value-type="float" office:value="5" calcext:value-type="float">
            <text:p>5</text:p>
          </table:table-cell>
          <table:table-cell table:formula="of:=[.A20]/[.$E$15] * 100" office:value-type="float" office:value="0.018342688965865" calcext:value-type="float">
            <text:p>0.01834268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<text:s/>train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20]/[.$G$27]" office:value-type="percentage" office:value="0.00000993043821712285" calcext:value-type="percentage">
            <text:p>0.0010%</text:p>
          </table:table-cell>
          <table:table-cell table:number-columns-repeated="6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<text:s/>train23.vw</text:p>
          </table:table-cell>
          <table:table-cell office:value-type="float" office:value="7" calcext:value-type="float">
            <text:p>7</text:p>
          </table:table-cell>
          <table:table-cell table:formula="of:=[.A21]/[.$E$15] * 100" office:value-type="float" office:value="0.056242301237589" calcext:value-type="float">
            <text:p>0.05624230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<text:s/>train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21]/[.$G$27]" office:value-type="percentage" office:value="0.000000374733517627277" calcext:value-type="percentage">
            <text:p>0.0000%</text:p>
          </table:table-cell>
          <table:table-cell table:number-columns-repeated="6"/>
        </table:table-row>
        <table:table-row table:style-name="ro1">
          <table:table-cell office:value-type="float" office:value="2412885" calcext:value-type="float">
            <text:p>2412885</text:p>
          </table:table-cell>
          <table:table-cell office:value-type="string" calcext:value-type="string">
            <text:p><text:s/>train24.vw</text:p>
          </table:table-cell>
          <table:table-cell office:value-type="float" office:value="0" calcext:value-type="float">
            <text:p>0</text:p>
          </table:table-cell>
          <table:table-cell table:formula="of:=[.A22]/[.$E$22] * 100" office:value-type="float" office:value="72.3438237377005" calcext:value-type="float">
            <text:p>72.3438237377</text:p>
          </table:table-cell>
          <table:table-cell table:formula="of:=SUM([.A22:.A28])" office:value-type="float" office:value="3335302" calcext:value-type="float">
            <text:p>3335302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string" calcext:value-type="string">
            <text:p><text:s/>train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2]/[.$G$27]" office:value-type="percentage" office:value="0.00012665992895802" calcext:value-type="percentage">
            <text:p>0.0127%</text:p>
          </table:table-cell>
          <table:table-cell table:number-columns-repeated="6"/>
        </table:table-row>
        <table:table-row table:style-name="ro1">
          <table:table-cell office:value-type="float" office:value="916817" calcext:value-type="float">
            <text:p>916817</text:p>
          </table:table-cell>
          <table:table-cell office:value-type="string" calcext:value-type="string">
            <text:p><text:s/>train24.vw</text:p>
          </table:table-cell>
          <table:table-cell office:value-type="float" office:value="1" calcext:value-type="float">
            <text:p>1</text:p>
          </table:table-cell>
          <table:table-cell table:formula="of:=[.A23]/[.$E$22] * 100" office:value-type="float" office:value="27.4882754245343" calcext:value-type="float">
            <text:p>27.4882754245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string" calcext:value-type="string">
            <text:p><text:s/>train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23]/[.$G$27]" office:value-type="percentage" office:value="0.0000273555467867912" calcext:value-type="percentage">
            <text:p>0.0027%</text:p>
          </table:table-cell>
          <table:table-cell table:number-columns-repeated="6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<text:s/>train24.vw</text:p>
          </table:table-cell>
          <table:table-cell office:value-type="float" office:value="2" calcext:value-type="float">
            <text:p>2</text:p>
          </table:table-cell>
          <table:table-cell table:formula="of:=[.A24]/[.$E$22] * 100" office:value-type="float" office:value="0.0313914602036037" calcext:value-type="float">
            <text:p>0.0313914602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 office:value-type="string" calcext:value-type="string">
            <text:p><text:s/>train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24]/[.$G$27]" office:value-type="percentage" office:value="0.000172752151626175" calcext:value-type="percentage">
            <text:p>0.0173%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train24.vw</text:p>
          </table:table-cell>
          <table:table-cell office:value-type="float" office:value="3" calcext:value-type="float">
            <text:p>3</text:p>
          </table:table-cell>
          <table:table-cell table:formula="of:=[.A25]/[.$E$22] * 100" office:value-type="float" office:value="0.00227865422681364" calcext:value-type="float">
            <text:p>0.0022786542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string" calcext:value-type="string">
            <text:p><text:s/>train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25]/[.$G$27]" office:value-type="percentage" office:value="0.0000296039478925549" calcext:value-type="percentage">
            <text:p>0.0030%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<text:s/>train24.vw</text:p>
          </table:table-cell>
          <table:table-cell office:value-type="float" office:value="4" calcext:value-type="float">
            <text:p>4</text:p>
          </table:table-cell>
          <table:table-cell table:formula="of:=[.A26]/[.$E$22] * 100" office:value-type="float" office:value="0.0269840632122668" calcext:value-type="float">
            <text:p>0.0269840632</text:p>
          </table:table-cell>
          <table:table-cell table:number-columns-repeated="3"/>
          <table:table-cell office:value-type="float" office:value="825" calcext:value-type="float">
            <text:p>825</text:p>
          </table:table-cell>
          <table:table-cell office:value-type="string" calcext:value-type="string">
            <text:p><text:s/>train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26]/[.$G$27]" office:value-type="percentage" office:value="0.000154577576021252" calcext:value-type="percentage">
            <text:p>0.0155%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train24.vw</text:p>
          </table:table-cell>
          <table:table-cell office:value-type="float" office:value="5" calcext:value-type="float">
            <text:p>5</text:p>
          </table:table-cell>
          <table:table-cell table:formula="of:=[.A27]/[.$E$22] * 100" office:value-type="float" office:value="0.00215872505698135" calcext:value-type="float">
            <text:p>0.0021587251</text:p>
          </table:table-cell>
          <table:table-cell table:number-columns-repeated="2"/>
          <table:table-cell table:formula="of:=SUM([.H14:.H27])" office:value-type="float" office:value="5337126" calcext:value-type="float">
            <text:p>533712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train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H27]/[.$G$27]" office:value-type="percentage" office:value="0.0000532121595030734" calcext:value-type="percentage">
            <text:p>0.0053%</text:p>
          </table:table-cell>
          <table:table-cell table:number-columns-repeated="6"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<text:s/>train24.vw</text:p>
          </table:table-cell>
          <table:table-cell office:value-type="float" office:value="7" calcext:value-type="float">
            <text:p>7</text:p>
          </table:table-cell>
          <table:table-cell table:formula="of:=[.A28]/[.$E$22] * 100" office:value-type="float" office:value="0.10508793506555" calcext:value-type="float">
            <text:p>0.1050879351</text:p>
          </table:table-cell>
          <table:table-cell table:number-columns-repeated="3"/>
          <table:table-cell office:value-type="float" office:value="2286572" calcext:value-type="float">
            <text:p>2286572</text:p>
          </table:table-cell>
          <table:table-cell office:value-type="string" calcext:value-type="string">
            <text:p><text:s/>train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8]/[.$G$41]" office:value-type="percentage" office:value="0.590730690057126" calcext:value-type="percentage">
            <text:p>59.0731%</text:p>
          </table:table-cell>
          <table:table-cell table:number-columns-repeated="6"/>
        </table:table-row>
        <table:table-row table:style-name="ro1">
          <table:table-cell office:value-type="float" office:value="2340343" calcext:value-type="float">
            <text:p>2340343</text:p>
          </table:table-cell>
          <table:table-cell office:value-type="string" calcext:value-type="string">
            <text:p><text:s/>train25.vw</text:p>
          </table:table-cell>
          <table:table-cell office:value-type="float" office:value="0" calcext:value-type="float">
            <text:p>0</text:p>
          </table:table-cell>
          <table:table-cell table:formula="of:=[.A29]/[.$E$29] * 100" office:value-type="float" office:value="69.5884062487177" calcext:value-type="float">
            <text:p>69.5884062487</text:p>
          </table:table-cell>
          <table:table-cell table:formula="of:=SUM([.A29:.A35])" office:value-type="float" office:value="3363122" calcext:value-type="float">
            <text:p>3363122</text:p>
          </table:table-cell>
          <table:table-cell table:number-columns-repeated="2"/>
          <table:table-cell office:value-type="float" office:value="486824" calcext:value-type="float">
            <text:p>486824</text:p>
          </table:table-cell>
          <table:table-cell office:value-type="string" calcext:value-type="string">
            <text:p><text:s/>train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29]/[.$G$41]" office:value-type="percentage" office:value="0.125769876241103" calcext:value-type="percentage">
            <text:p>12.5770%</text:p>
          </table:table-cell>
          <table:table-cell table:number-columns-repeated="6"/>
        </table:table-row>
        <table:table-row table:style-name="ro1">
          <table:table-cell office:value-type="float" office:value="1015692" calcext:value-type="float">
            <text:p>1015692</text:p>
          </table:table-cell>
          <table:table-cell office:value-type="string" calcext:value-type="string">
            <text:p><text:s/>train25.vw</text:p>
          </table:table-cell>
          <table:table-cell office:value-type="float" office:value="1" calcext:value-type="float">
            <text:p>1</text:p>
          </table:table-cell>
          <table:table-cell table:formula="of:=[.A30]/[.$E$29] * 100" office:value-type="float" office:value="30.2008669325704" calcext:value-type="float">
            <text:p>30.2008669326</text:p>
          </table:table-cell>
          <table:table-cell table:number-columns-repeated="3"/>
          <table:table-cell office:value-type="float" office:value="875523" calcext:value-type="float">
            <text:p>875523</text:p>
          </table:table-cell>
          <table:table-cell office:value-type="string" calcext:value-type="string">
            <text:p><text:s/>train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0]/[.$G$41]" office:value-type="percentage" office:value="0.226189381288184" calcext:value-type="percentage">
            <text:p>22.6189%</text:p>
          </table:table-cell>
          <table:table-cell table:number-columns-repeated="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<text:s/>train25.vw</text:p>
          </table:table-cell>
          <table:table-cell office:value-type="float" office:value="2" calcext:value-type="float">
            <text:p>2</text:p>
          </table:table-cell>
          <table:table-cell table:formula="of:=[.A31]/[.$E$29] * 100" office:value-type="float" office:value="0.0297937452164982" calcext:value-type="float">
            <text:p>0.0297937452</text:p>
          </table:table-cell>
          <table:table-cell table:number-columns-repeated="3"/>
          <table:table-cell office:value-type="float" office:value="216704" calcext:value-type="float">
            <text:p>216704</text:p>
          </table:table-cell>
          <table:table-cell office:value-type="string" calcext:value-type="string">
            <text:p><text:s/>train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31]/[.$G$41]" office:value-type="percentage" office:value="0.055984986896603" calcext:value-type="percentage">
            <text:p>5.5985%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train25.vw</text:p>
          </table:table-cell>
          <table:table-cell office:value-type="float" office:value="3" calcext:value-type="float">
            <text:p>3</text:p>
          </table:table-cell>
          <table:table-cell table:formula="of:=[.A32]/[.$E$29] * 100" office:value-type="float" office:value="0.00151644810982177" calcext:value-type="float">
            <text:p>0.0015164481</text:p>
          </table:table-cell>
          <table:table-cell table:number-columns-repeated="3"/>
          <table:table-cell office:value-type="float" office:value="1356" calcext:value-type="float">
            <text:p>1356</text:p>
          </table:table-cell>
          <table:table-cell office:value-type="string" calcext:value-type="string">
            <text:p><text:s/>train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32]/[.$G$41]" office:value-type="percentage" office:value="0.000350319524474831" calcext:value-type="percentage">
            <text:p>0.0350%</text:p>
          </table:table-cell>
          <table:table-cell table:number-columns-repeated="6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<text:s/>train25.vw</text:p>
          </table:table-cell>
          <table:table-cell office:value-type="float" office:value="4" calcext:value-type="float">
            <text:p>4</text:p>
          </table:table-cell>
          <table:table-cell table:formula="of:=[.A33]/[.$E$29] * 100" office:value-type="float" office:value="0.0258985549736227" calcext:value-type="float">
            <text:p>0.025898555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train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33]/[.$G$41]" office:value-type="percentage" office:value="0.0000521862418465456" calcext:value-type="percentage">
            <text:p>0.0052%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train25.vw</text:p>
          </table:table-cell>
          <table:table-cell office:value-type="float" office:value="5" calcext:value-type="float">
            <text:p>5</text:p>
          </table:table-cell>
          <table:table-cell table:formula="of:=[.A34]/[.$E$29] * 100" office:value-type="float" office:value="0.00838506601901448" calcext:value-type="float">
            <text:p>0.00838506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<text:s/>train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34]/[.$G$41]" office:value-type="percentage" office:value="0.0000131757343275932" calcext:value-type="percentage">
            <text:p>0.0013%</text:p>
          </table:table-cell>
          <table:table-cell table:number-columns-repeated="6"/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string" calcext:value-type="string">
            <text:p><text:s/>train25.vw</text:p>
          </table:table-cell>
          <table:table-cell office:value-type="float" office:value="7" calcext:value-type="float">
            <text:p>7</text:p>
          </table:table-cell>
          <table:table-cell table:formula="of:=[.A35]/[.$E$29] * 100" office:value-type="float" office:value="0.145133004392942" calcext:value-type="float">
            <text:p>0.14513300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s/>train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35]/[.$G$41]" office:value-type="percentage" office:value="0.000000258347731913592" calcext:value-type="percentage">
            <text:p>0.0000%</text:p>
          </table:table-cell>
          <table:table-cell table:number-columns-repeated="6"/>
        </table:table-row>
        <table:table-row table:style-name="ro1">
          <table:table-cell office:value-type="float" office:value="2689781" calcext:value-type="float">
            <text:p>2689781</text:p>
          </table:table-cell>
          <table:table-cell office:value-type="string" calcext:value-type="string">
            <text:p><text:s/>train26.vw</text:p>
          </table:table-cell>
          <table:table-cell office:value-type="float" office:value="0" calcext:value-type="float">
            <text:p>0</text:p>
          </table:table-cell>
          <table:table-cell table:formula="of:=[.A36]/[.$E$36] * 100" office:value-type="float" office:value="70.1213954928867" calcext:value-type="float">
            <text:p>70.1213954929</text:p>
          </table:table-cell>
          <table:table-cell table:formula="of:=SUM([.A36:.A42])" office:value-type="float" office:value="3835892" calcext:value-type="float">
            <text:p>3835892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office:value-type="string" calcext:value-type="string">
            <text:p><text:s/>train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36]/[.$G$41]" office:value-type="percentage" office:value="0.000133824125131241" calcext:value-type="percentage">
            <text:p>0.0134%</text:p>
          </table:table-cell>
          <table:table-cell table:number-columns-repeated="6"/>
        </table:table-row>
        <table:table-row table:style-name="ro1">
          <table:table-cell office:value-type="float" office:value="1137420" calcext:value-type="float">
            <text:p>1137420</text:p>
          </table:table-cell>
          <table:table-cell office:value-type="string" calcext:value-type="string">
            <text:p><text:s/>train26.vw</text:p>
          </table:table-cell>
          <table:table-cell office:value-type="float" office:value="1" calcext:value-type="float">
            <text:p>1</text:p>
          </table:table-cell>
          <table:table-cell table:formula="of:=[.A37]/[.$E$36] * 100" office:value-type="float" office:value="29.6520339988717" calcext:value-type="float">
            <text:p>29.6520339989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<text:s/>train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37]/[.$G$41]" office:value-type="percentage" office:value="0.0000294516414381495" calcext:value-type="percentage">
            <text:p>0.0029%</text:p>
          </table:table-cell>
          <table:table-cell table:number-columns-repeated="6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<text:s/>train26.vw</text:p>
          </table:table-cell>
          <table:table-cell office:value-type="float" office:value="2" calcext:value-type="float">
            <text:p>2</text:p>
          </table:table-cell>
          <table:table-cell table:formula="of:=[.A38]/[.$E$36] * 100" office:value-type="float" office:value="0.0275555203326892" calcext:value-type="float">
            <text:p>0.0275555203</text:p>
          </table:table-cell>
          <table:table-cell table:number-columns-repeated="3"/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rain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38]/[.$G$41]" office:value-type="percentage" office:value="0.000162242375641736" calcext:value-type="percentage">
            <text:p>0.0162%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train26.vw</text:p>
          </table:table-cell>
          <table:table-cell office:value-type="float" office:value="3" calcext:value-type="float">
            <text:p>3</text:p>
          </table:table-cell>
          <table:table-cell table:formula="of:=[.A39]/[.$E$36] * 100" office:value-type="float" office:value="0.00216377311978544" calcext:value-type="float">
            <text:p>0.0021637731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string" calcext:value-type="string">
            <text:p><text:s/>train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39]/[.$G$41]" office:value-type="percentage" office:value="0.0000211845140169145" calcext:value-type="percentage">
            <text:p>0.0021%</text:p>
          </table:table-cell>
          <table:table-cell table:number-columns-repeated="6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<text:s/>train26.vw</text:p>
          </table:table-cell>
          <table:table-cell office:value-type="float" office:value="4" calcext:value-type="float">
            <text:p>4</text:p>
          </table:table-cell>
          <table:table-cell table:formula="of:=[.A40]/[.$E$36] * 100" office:value-type="float" office:value="0.0269037814411876" calcext:value-type="float">
            <text:p>0.0269037814</text:p>
          </table:table-cell>
          <table:table-cell table:number-columns-repeated="3"/>
          <table:table-cell office:value-type="float" office:value="893" calcext:value-type="float">
            <text:p>893</text:p>
          </table:table-cell>
          <table:table-cell office:value-type="string" calcext:value-type="string">
            <text:p><text:s/>train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40]/[.$G$41]" office:value-type="percentage" office:value="0.000230704524598838" calcext:value-type="percentage">
            <text:p>0.0231%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train26.vw</text:p>
          </table:table-cell>
          <table:table-cell office:value-type="float" office:value="5" calcext:value-type="float">
            <text:p>5</text:p>
          </table:table-cell>
          <table:table-cell table:formula="of:=[.A41]/[.$E$36] * 100" office:value-type="float" office:value="0.00638704113671605" calcext:value-type="float">
            <text:p>0.0063870411</text:p>
          </table:table-cell>
          <table:table-cell table:number-columns-repeated="2"/>
          <table:table-cell table:formula="of:=SUM([.H28:.H41])" office:value-type="float" office:value="3870752" calcext:value-type="float">
            <text:p>3870752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<text:s/>train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H41]/[.$G$41]" office:value-type="percentage" office:value="0.000331718487777052" calcext:value-type="percentage">
            <text:p>0.0332%</text:p>
          </table:table-cell>
          <table:table-cell table:number-columns-repeated="6"/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string" calcext:value-type="string">
            <text:p><text:s/>train26.vw</text:p>
          </table:table-cell>
          <table:table-cell office:value-type="float" office:value="7" calcext:value-type="float">
            <text:p>7</text:p>
          </table:table-cell>
          <table:table-cell table:formula="of:=[.A42]/[.$E$36] * 100" office:value-type="float" office:value="0.163560392211251" calcext:value-type="float">
            <text:p>0.1635603922</text:p>
          </table:table-cell>
          <table:table-cell table:number-columns-repeated="3"/>
          <table:table-cell office:value-type="float" office:value="2004930" calcext:value-type="float">
            <text:p>2004930</text:p>
          </table:table-cell>
          <table:table-cell office:value-type="string" calcext:value-type="string">
            <text:p><text:s/>train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2]/[.$G$55]" office:value-type="percentage" office:value="0.601123976179668" calcext:value-type="percentage">
            <text:p>60.1124%</text:p>
          </table:table-cell>
          <table:table-cell table:number-columns-repeated="6"/>
        </table:table-row>
        <table:table-row table:style-name="ro1">
          <table:table-cell office:value-type="float" office:value="2393307" calcext:value-type="float">
            <text:p>2393307</text:p>
          </table:table-cell>
          <table:table-cell office:value-type="string" calcext:value-type="string">
            <text:p><text:s/>train27.vw</text:p>
          </table:table-cell>
          <table:table-cell office:value-type="float" office:value="0" calcext:value-type="float">
            <text:p>0</text:p>
          </table:table-cell>
          <table:table-cell table:formula="of:=[.A43]/[.$E$43] * 100" office:value-type="float" office:value="74.2108396563112" calcext:value-type="float">
            <text:p>74.2108396563</text:p>
          </table:table-cell>
          <table:table-cell table:formula="of:=SUM([.A43:.A49])" office:value-type="float" office:value="3225010" calcext:value-type="float">
            <text:p>3225010</text:p>
          </table:table-cell>
          <table:table-cell table:number-columns-repeated="2"/>
          <table:table-cell office:value-type="float" office:value="407955" calcext:value-type="float">
            <text:p>407955</text:p>
          </table:table-cell>
          <table:table-cell office:value-type="string" calcext:value-type="string">
            <text:p><text:s/>train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3]/[.$G$55]" office:value-type="percentage" office:value="0.122314261197337" calcext:value-type="percentage">
            <text:p>12.2314%</text:p>
          </table:table-cell>
          <table:table-cell table:number-columns-repeated="6"/>
        </table:table-row>
        <table:table-row table:style-name="ro1">
          <table:table-cell office:value-type="float" office:value="822410" calcext:value-type="float">
            <text:p>822410</text:p>
          </table:table-cell>
          <table:table-cell office:value-type="string" calcext:value-type="string">
            <text:p><text:s/>train27.vw</text:p>
          </table:table-cell>
          <table:table-cell office:value-type="float" office:value="1" calcext:value-type="float">
            <text:p>1</text:p>
          </table:table-cell>
          <table:table-cell table:formula="of:=[.A44]/[.$E$43] * 100" office:value-type="float" office:value="25.5010061984304" calcext:value-type="float">
            <text:p>25.5010061984</text:p>
          </table:table-cell>
          <table:table-cell table:number-columns-repeated="3"/>
          <table:table-cell office:value-type="float" office:value="744060" calcext:value-type="float">
            <text:p>744060</text:p>
          </table:table-cell>
          <table:table-cell office:value-type="string" calcext:value-type="string">
            <text:p><text:s/>train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44]/[.$G$55]" office:value-type="percentage" office:value="0.223086245263547" calcext:value-type="percentage">
            <text:p>22.3086%</text:p>
          </table:table-cell>
          <table:table-cell table:number-columns-repeated="6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<text:s/>train27.vw</text:p>
          </table:table-cell>
          <table:table-cell office:value-type="float" office:value="2" calcext:value-type="float">
            <text:p>2</text:p>
          </table:table-cell>
          <table:table-cell table:formula="of:=[.A45]/[.$E$43] * 100" office:value-type="float" office:value="0.0300774261165082" calcext:value-type="float">
            <text:p>0.0300774261</text:p>
          </table:table-cell>
          <table:table-cell table:number-columns-repeated="3"/>
          <table:table-cell office:value-type="float" office:value="172757" calcext:value-type="float">
            <text:p>172757</text:p>
          </table:table-cell>
          <table:table-cell office:value-type="string" calcext:value-type="string">
            <text:p><text:s/>train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45]/[.$G$55]" office:value-type="percentage" office:value="0.0517965089817954" calcext:value-type="percentage">
            <text:p>5.1797%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train27.vw</text:p>
          </table:table-cell>
          <table:table-cell office:value-type="float" office:value="3" calcext:value-type="float">
            <text:p>3</text:p>
          </table:table-cell>
          <table:table-cell table:formula="of:=[.A46]/[.$E$43] * 100" office:value-type="float" office:value="0.00694571489700807" calcext:value-type="float">
            <text:p>0.0069457149</text:p>
          </table:table-cell>
          <table:table-cell table:number-columns-repeated="3"/>
          <table:table-cell office:value-type="float" office:value="919" calcext:value-type="float">
            <text:p>919</text:p>
          </table:table-cell>
          <table:table-cell office:value-type="string" calcext:value-type="string">
            <text:p><text:s/>train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46]/[.$G$55]" office:value-type="percentage" office:value="0.000275537267689702" calcext:value-type="percentage">
            <text:p>0.0276%</text:p>
          </table:table-cell>
          <table:table-cell table:number-columns-repeated="6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<text:s/>train27.vw</text:p>
          </table:table-cell>
          <table:table-cell office:value-type="float" office:value="4" calcext:value-type="float">
            <text:p>4</text:p>
          </table:table-cell>
          <table:table-cell table:formula="of:=[.A47]/[.$E$43] * 100" office:value-type="float" office:value="0.0250851935342836" calcext:value-type="float">
            <text:p>0.0250851935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string" calcext:value-type="string">
            <text:p><text:s/>train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7]/[.$G$55]" office:value-type="percentage" office:value="0.0000383773343463351" calcext:value-type="percentage">
            <text:p>0.0038%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train27.vw</text:p>
          </table:table-cell>
          <table:table-cell office:value-type="float" office:value="5" calcext:value-type="float">
            <text:p>5</text:p>
          </table:table-cell>
          <table:table-cell table:formula="of:=[.A48]/[.$E$43] * 100" office:value-type="float" office:value="0.00799997519387537" calcext:value-type="float">
            <text:p>0.007999975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<text:s/>train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48]/[.$G$55]" office:value-type="percentage" office:value="0.000020987604720652" calcext:value-type="percentage">
            <text:p>0.0021%</text:p>
          </table:table-cell>
          <table:table-cell table:number-columns-repeated="6"/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string" calcext:value-type="string">
            <text:p><text:s/>train27.vw</text:p>
          </table:table-cell>
          <table:table-cell office:value-type="float" office:value="7" calcext:value-type="float">
            <text:p>7</text:p>
          </table:table-cell>
          <table:table-cell table:formula="of:=[.A49]/[.$E$43] * 100" office:value-type="float" office:value="0.218045835516789" calcext:value-type="float">
            <text:p>0.218045835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<text:s/>train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49]/[.$G$55]" office:value-type="percentage" office:value="0.00000179893754748446" calcext:value-type="percentage">
            <text:p>0.0002%</text:p>
          </table:table-cell>
          <table:table-cell table:number-columns-repeated="6"/>
        </table:table-row>
        <table:table-row table:style-name="ro1">
          <table:table-cell office:value-type="float" office:value="3567364" calcext:value-type="float">
            <text:p>3567364</text:p>
          </table:table-cell>
          <table:table-cell office:value-type="string" calcext:value-type="string">
            <text:p><text:s/>train28.vw</text:p>
          </table:table-cell>
          <table:table-cell office:value-type="float" office:value="0" calcext:value-type="float">
            <text:p>0</text:p>
          </table:table-cell>
          <table:table-cell table:formula="of:=[.A50]/[.$E$50] * 100" office:value-type="float" office:value="67.471424502319" calcext:value-type="float">
            <text:p>67.4714245023</text:p>
          </table:table-cell>
          <table:table-cell table:formula="of:=SUM([.A50:.A56])" office:value-type="float" office:value="5287222" calcext:value-type="float">
            <text:p>5287222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office:value-type="string" calcext:value-type="string">
            <text:p><text:s/>train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50]/[.$G$55]" office:value-type="percentage" office:value="0.000217671443245619" calcext:value-type="percentage">
            <text:p>0.0218%</text:p>
          </table:table-cell>
          <table:table-cell table:number-columns-repeated="6"/>
        </table:table-row>
        <table:table-row table:style-name="ro1">
          <table:table-cell office:value-type="float" office:value="1709061" calcext:value-type="float">
            <text:p>1709061</text:p>
          </table:table-cell>
          <table:table-cell office:value-type="string" calcext:value-type="string">
            <text:p><text:s/>train28.vw</text:p>
          </table:table-cell>
          <table:table-cell office:value-type="float" office:value="1" calcext:value-type="float">
            <text:p>1</text:p>
          </table:table-cell>
          <table:table-cell table:formula="of:=[.A51]/[.$E$50] * 100" office:value-type="float" office:value="32.3243661794417" calcext:value-type="float">
            <text:p>32.3243661794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string" calcext:value-type="string">
            <text:p><text:s/>train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51]/[.$G$55]" office:value-type="percentage" office:value="0.0000521691888770492" calcext:value-type="percentage">
            <text:p>0.0052%</text:p>
          </table:table-cell>
          <table:table-cell table:number-columns-repeated="6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rain28.vw</text:p>
          </table:table-cell>
          <table:table-cell office:value-type="float" office:value="2" calcext:value-type="float">
            <text:p>2</text:p>
          </table:table-cell>
          <table:table-cell table:formula="of:=[.A52]/[.$E$50] * 100" office:value-type="float" office:value="0.033514764464212" calcext:value-type="float">
            <text:p>0.033514764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<text:s/>train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52]/[.$G$55]" office:value-type="percentage" office:value="0.0000203879588714905" calcext:value-type="percentage">
            <text:p>0.0020%</text:p>
          </table:table-cell>
          <table:table-cell table:number-columns-repeated="6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<text:s/>train28.vw</text:p>
          </table:table-cell>
          <table:table-cell office:value-type="float" office:value="3" calcext:value-type="float">
            <text:p>3</text:p>
          </table:table-cell>
          <table:table-cell table:formula="of:=[.A53]/[.$E$50] * 100" office:value-type="float" office:value="0.0219775148461706" calcext:value-type="float">
            <text:p>0.021977514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<text:s/>train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53]/[.$G$55]" office:value-type="percentage" office:value="0.00000119929169832297" calcext:value-type="percentage">
            <text:p>0.0001%</text:p>
          </table:table-cell>
          <table:table-cell table:number-columns-repeated="6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<text:s/>train28.vw</text:p>
          </table:table-cell>
          <table:table-cell office:value-type="float" office:value="4" calcext:value-type="float">
            <text:p>4</text:p>
          </table:table-cell>
          <table:table-cell table:formula="of:=[.A54]/[.$E$50] * 100" office:value-type="float" office:value="0.0187054752003982" calcext:value-type="float">
            <text:p>0.0187054752</text:p>
          </table:table-cell>
          <table:table-cell table:number-columns-repeated="3"/>
          <table:table-cell office:value-type="float" office:value="1799" calcext:value-type="float">
            <text:p>1799</text:p>
          </table:table-cell>
          <table:table-cell office:value-type="string" calcext:value-type="string">
            <text:p><text:s/>train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54]/[.$G$55]" office:value-type="percentage" office:value="0.000539381441320756" calcext:value-type="percentage">
            <text:p>0.0539%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train28.vw</text:p>
          </table:table-cell>
          <table:table-cell office:value-type="float" office:value="5" calcext:value-type="float">
            <text:p>5</text:p>
          </table:table-cell>
          <table:table-cell table:formula="of:=[.A55]/[.$E$50] * 100" office:value-type="float" office:value="0.00378270479280045" calcext:value-type="float">
            <text:p>0.0037827048</text:p>
          </table:table-cell>
          <table:table-cell table:number-columns-repeated="2"/>
          <table:table-cell table:formula="of:=SUM([.H42:.H55])" office:value-type="float" office:value="3335302" calcext:value-type="float">
            <text:p>3335302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<text:s/>train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H55]/[.$G$55]" office:value-type="percentage" office:value="0.000511497909334747" calcext:value-type="percentage">
            <text:p>0.0511%</text:p>
          </table:table-cell>
          <table:table-cell table:number-columns-repeated="6"/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string" calcext:value-type="string">
            <text:p><text:s/>train28.vw</text:p>
          </table:table-cell>
          <table:table-cell office:value-type="float" office:value="7" calcext:value-type="float">
            <text:p>7</text:p>
          </table:table-cell>
          <table:table-cell table:formula="of:=[.A56]/[.$E$50] * 100" office:value-type="float" office:value="0.126228858935751" calcext:value-type="float">
            <text:p>0.1262288589</text:p>
          </table:table-cell>
          <table:table-cell table:number-columns-repeated="3"/>
          <table:table-cell office:value-type="float" office:value="1928052" calcext:value-type="float">
            <text:p>1928052</text:p>
          </table:table-cell>
          <table:table-cell office:value-type="string" calcext:value-type="string">
            <text:p><text:s/>train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6]/[.$G$69]" office:value-type="percentage" office:value="0.573292315889819" calcext:value-type="percentage">
            <text:p>57.3292%</text:p>
          </table:table-cell>
          <table:table-cell table:number-columns-repeated="6"/>
        </table:table-row>
        <table:table-row table:style-name="ro1">
          <table:table-cell office:value-type="float" office:value="2568133" calcext:value-type="float">
            <text:p>2568133</text:p>
          </table:table-cell>
          <table:table-cell office:value-type="string" calcext:value-type="string">
            <text:p><text:s/>train29.vw</text:p>
          </table:table-cell>
          <table:table-cell office:value-type="float" office:value="0" calcext:value-type="float">
            <text:p>0</text:p>
          </table:table-cell>
          <table:table-cell table:formula="of:=[.A57]/[.$E$57] * 100" office:value-type="float" office:value="67.007452888477" calcext:value-type="float">
            <text:p>67.0074528885</text:p>
          </table:table-cell>
          <table:table-cell table:formula="of:=SUM([.A57:.A63])" office:value-type="float" office:value="3832608" calcext:value-type="float">
            <text:p>3832608</text:p>
          </table:table-cell>
          <table:table-cell table:number-columns-repeated="2"/>
          <table:table-cell office:value-type="float" office:value="412291" calcext:value-type="float">
            <text:p>412291</text:p>
          </table:table-cell>
          <table:table-cell office:value-type="string" calcext:value-type="string">
            <text:p><text:s/>train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7]/[.$G$69]" office:value-type="percentage" office:value="0.122591746597358" calcext:value-type="percentage">
            <text:p>12.2592%</text:p>
          </table:table-cell>
          <table:table-cell table:number-columns-repeated="6"/>
        </table:table-row>
        <table:table-row table:style-name="ro1">
          <table:table-cell office:value-type="float" office:value="1255442" calcext:value-type="float">
            <text:p>1255442</text:p>
          </table:table-cell>
          <table:table-cell office:value-type="string" calcext:value-type="string">
            <text:p><text:s/>train29.vw</text:p>
          </table:table-cell>
          <table:table-cell office:value-type="float" office:value="1" calcext:value-type="float">
            <text:p>1</text:p>
          </table:table-cell>
          <table:table-cell table:formula="of:=[.A58]/[.$E$57] * 100" office:value-type="float" office:value="32.7568590369795" calcext:value-type="float">
            <text:p>32.756859037</text:p>
          </table:table-cell>
          <table:table-cell table:number-columns-repeated="3"/>
          <table:table-cell office:value-type="float" office:value="816780" calcext:value-type="float">
            <text:p>816780</text:p>
          </table:table-cell>
          <table:table-cell office:value-type="string" calcext:value-type="string">
            <text:p><text:s/>train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8]/[.$G$69]" office:value-type="percentage" office:value="0.242863624929455" calcext:value-type="percentage">
            <text:p>24.2864%</text:p>
          </table:table-cell>
          <table:table-cell table:number-columns-repeated="6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<text:s/>train29.vw</text:p>
          </table:table-cell>
          <table:table-cell office:value-type="float" office:value="2" calcext:value-type="float">
            <text:p>2</text:p>
          </table:table-cell>
          <table:table-cell table:formula="of:=[.A59]/[.$E$57] * 100" office:value-type="float" office:value="0.0295882072990507" calcext:value-type="float">
            <text:p>0.0295882073</text:p>
          </table:table-cell>
          <table:table-cell table:number-columns-repeated="3"/>
          <table:table-cell office:value-type="float" office:value="198912" calcext:value-type="float">
            <text:p>198912</text:p>
          </table:table-cell>
          <table:table-cell office:value-type="string" calcext:value-type="string">
            <text:p><text:s/>train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59]/[.$G$69]" office:value-type="percentage" office:value="0.0591450443962485" calcext:value-type="percentage">
            <text:p>5.9145%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train29.vw</text:p>
          </table:table-cell>
          <table:table-cell office:value-type="float" office:value="3" calcext:value-type="float">
            <text:p>3</text:p>
          </table:table-cell>
          <table:table-cell table:formula="of:=[.A60]/[.$E$57] * 100" office:value-type="float" office:value="0.0044617137990632" calcext:value-type="float">
            <text:p>0.0044617138</text:p>
          </table:table-cell>
          <table:table-cell table:number-columns-repeated="3"/>
          <table:table-cell office:value-type="float" office:value="855" calcext:value-type="float">
            <text:p>855</text:p>
          </table:table-cell>
          <table:table-cell office:value-type="string" calcext:value-type="string">
            <text:p><text:s/>train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60]/[.$G$69]" office:value-type="percentage" office:value="0.00025422806547012" calcext:value-type="percentage">
            <text:p>0.0254%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train29.vw</text:p>
          </table:table-cell>
          <table:table-cell office:value-type="float" office:value="4" calcext:value-type="float">
            <text:p>4</text:p>
          </table:table-cell>
          <table:table-cell table:formula="of:=[.A61]/[.$E$57] * 100" office:value-type="float" office:value="0.00986273576635022" calcext:value-type="float">
            <text:p>0.0098627358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string" calcext:value-type="string">
            <text:p><text:s/>train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61]/[.$G$69]" office:value-type="percentage" office:value="0.0000437093866948627" calcext:value-type="percentage">
            <text:p>0.0044%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train29.vw</text:p>
          </table:table-cell>
          <table:table-cell office:value-type="float" office:value="5" calcext:value-type="float">
            <text:p>5</text:p>
          </table:table-cell>
          <table:table-cell table:formula="of:=[.A62]/[.$E$57] * 100" office:value-type="float" office:value="0.00594895173208426" calcext:value-type="float">
            <text:p>0.005948951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<text:s/>train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62]/[.$G$69]" office:value-type="percentage" office:value="0.0000142724527983225" calcext:value-type="percentage">
            <text:p>0.0014%</text:p>
          </table:table-cell>
          <table:table-cell table:number-columns-repeated="6"/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<text:s/>train29.vw</text:p>
          </table:table-cell>
          <table:table-cell office:value-type="float" office:value="7" calcext:value-type="float">
            <text:p>7</text:p>
          </table:table-cell>
          <table:table-cell table:formula="of:=[.A63]/[.$E$57] * 100" office:value-type="float" office:value="0.185826465946948" calcext:value-type="float">
            <text:p>0.18582646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s/>train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63]/[.$G$69]" office:value-type="percentage" office:value="0.000000892028299895157" calcext:value-type="percentage">
            <text:p>0.0001%</text:p>
          </table:table-cell>
          <table:table-cell table:number-columns-repeated="6"/>
        </table:table-row>
        <table:table-row table:style-name="ro1">
          <table:table-cell office:value-type="float" office:value="3245531" calcext:value-type="float">
            <text:p>3245531</text:p>
          </table:table-cell>
          <table:table-cell office:value-type="string" calcext:value-type="string">
            <text:p><text:s/>train30.vw</text:p>
          </table:table-cell>
          <table:table-cell office:value-type="float" office:value="0" calcext:value-type="float">
            <text:p>0</text:p>
          </table:table-cell>
          <table:table-cell table:formula="of:=[.A64]/[.$E$64] * 100" office:value-type="float" office:value="76.9276770599615" calcext:value-type="float">
            <text:p>76.92767706</text:p>
          </table:table-cell>
          <table:table-cell table:formula="of:=SUM([.A64:.A70])" office:value-type="float" office:value="4218938" calcext:value-type="float">
            <text:p>4218938</text:p>
          </table:table-cell>
          <table:table-cell table:number-columns-repeated="2"/>
          <table:table-cell office:value-type="float" office:value="689" calcext:value-type="float">
            <text:p>689</text:p>
          </table:table-cell>
          <table:table-cell office:value-type="string" calcext:value-type="string">
            <text:p><text:s/>train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64]/[.$G$69]" office:value-type="percentage" office:value="0.000204869166209254" calcext:value-type="percentage">
            <text:p>0.0205%</text:p>
          </table:table-cell>
          <table:table-cell table:number-columns-repeated="6"/>
        </table:table-row>
        <table:table-row table:style-name="ro1">
          <table:table-cell office:value-type="float" office:value="967461" calcext:value-type="float">
            <text:p>967461</text:p>
          </table:table-cell>
          <table:table-cell office:value-type="string" calcext:value-type="string">
            <text:p><text:s/>train30.vw</text:p>
          </table:table-cell>
          <table:table-cell office:value-type="float" office:value="1" calcext:value-type="float">
            <text:p>1</text:p>
          </table:table-cell>
          <table:table-cell table:formula="of:=[.A65]/[.$E$64] * 100" office:value-type="float" office:value="22.9313869983394" calcext:value-type="float">
            <text:p>22.9313869983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string" calcext:value-type="string">
            <text:p><text:s/>train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65]/[.$G$69]" office:value-type="percentage" office:value="0.0000541163835269729" calcext:value-type="percentage">
            <text:p>0.0054%</text:p>
          </table:table-cell>
          <table:table-cell table:number-columns-repeated="6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<text:s/>train30.vw</text:p>
          </table:table-cell>
          <table:table-cell office:value-type="float" office:value="2" calcext:value-type="float">
            <text:p>2</text:p>
          </table:table-cell>
          <table:table-cell table:formula="of:=[.A66]/[.$E$64] * 100" office:value-type="float" office:value="0.0348428917419502" calcext:value-type="float">
            <text:p>0.0348428917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train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66]/[.$G$69]" office:value-type="percentage" office:value="0.0000701728929250857" calcext:value-type="percentage">
            <text:p>0.0070%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train30.vw</text:p>
          </table:table-cell>
          <table:table-cell office:value-type="float" office:value="3" calcext:value-type="float">
            <text:p>3</text:p>
          </table:table-cell>
          <table:table-cell table:formula="of:=[.A67]/[.$E$64] * 100" office:value-type="float" office:value="0.00341318123186451" calcext:value-type="float">
            <text:p>0.0034131812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<text:s/>train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67]/[.$G$69]" office:value-type="percentage" office:value="0.0000136777672650591" calcext:value-type="percentage">
            <text:p>0.0014%</text:p>
          </table:table-cell>
          <table:table-cell table:number-columns-repeated="6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<text:s/>train30.vw</text:p>
          </table:table-cell>
          <table:table-cell office:value-type="float" office:value="4" calcext:value-type="float">
            <text:p>4</text:p>
          </table:table-cell>
          <table:table-cell table:formula="of:=[.A68]/[.$E$64] * 100" office:value-type="float" office:value="0.0183695517687153" calcext:value-type="float">
            <text:p>0.0183695518</text:p>
          </table:table-cell>
          <table:table-cell table:number-columns-repeated="3"/>
          <table:table-cell office:value-type="float" office:value="3022" calcext:value-type="float">
            <text:p>3022</text:p>
          </table:table-cell>
          <table:table-cell office:value-type="string" calcext:value-type="string">
            <text:p><text:s/>train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68]/[.$G$69]" office:value-type="percentage" office:value="0.000898569840761055" calcext:value-type="percentage">
            <text:p>0.0899%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train30.vw</text:p>
          </table:table-cell>
          <table:table-cell office:value-type="float" office:value="5" calcext:value-type="float">
            <text:p>5</text:p>
          </table:table-cell>
          <table:table-cell table:formula="of:=[.A69]/[.$E$64] * 100" office:value-type="float" office:value="0.00161178002615824" calcext:value-type="float">
            <text:p>0.00161178</text:p>
          </table:table-cell>
          <table:table-cell table:number-columns-repeated="2"/>
          <table:table-cell table:formula="of:=SUM([.H56:.H69])" office:value-type="float" office:value="3363122" calcext:value-type="float">
            <text:p>3363122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<text:s/>train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H69]/[.$G$69]" office:value-type="percentage" office:value="0.000552760203168366" calcext:value-type="percentage">
            <text:p>0.0553%</text:p>
          </table:table-cell>
          <table:table-cell table:number-columns-repeated="6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<text:s/>train30.vw</text:p>
          </table:table-cell>
          <table:table-cell office:value-type="float" office:value="7" calcext:value-type="float">
            <text:p>7</text:p>
          </table:table-cell>
          <table:table-cell table:formula="of:=[.A70]/[.$E$64] * 100" office:value-type="float" office:value="0.0826985369303839" calcext:value-type="float">
            <text:p>0.0826985369</text:p>
          </table:table-cell>
          <table:table-cell table:number-columns-repeated="3"/>
          <table:table-cell office:value-type="float" office:value="2203165" calcext:value-type="float">
            <text:p>2203165</text:p>
          </table:table-cell>
          <table:table-cell office:value-type="string" calcext:value-type="string">
            <text:p><text:s/>train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70]/[.$G$83]" office:value-type="percentage" office:value="0.574355325958082" calcext:value-type="percentage">
            <text:p>57.4355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86616" calcext:value-type="float">
            <text:p>486616</text:p>
          </table:table-cell>
          <table:table-cell office:value-type="string" calcext:value-type="string">
            <text:p><text:s/>train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71]/[.$G$83]" office:value-type="percentage" office:value="0.126858628970784" calcext:value-type="percentage">
            <text:p>12.6859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924484" calcext:value-type="float">
            <text:p>924484</text:p>
          </table:table-cell>
          <table:table-cell office:value-type="string" calcext:value-type="string">
            <text:p><text:s/>train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72]/[.$G$83]" office:value-type="percentage" office:value="0.2410088709484" calcext:value-type="percentage">
            <text:p>24.1009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12936" calcext:value-type="float">
            <text:p>212936</text:p>
          </table:table-cell>
          <table:table-cell office:value-type="string" calcext:value-type="string">
            <text:p><text:s/>train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73]/[.$G$83]" office:value-type="percentage" office:value="0.0555114690403171" calcext:value-type="percentage">
            <text:p>5.5511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912" calcext:value-type="float">
            <text:p>912</text:p>
          </table:table-cell>
          <table:table-cell office:value-type="string" calcext:value-type="string">
            <text:p><text:s/>train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4]/[.$G$83]" office:value-type="percentage" office:value="0.000237754347619797" calcext:value-type="percentage">
            <text:p>0.0238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office:value-type="string" calcext:value-type="string">
            <text:p><text:s/>train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75]/[.$G$83]" office:value-type="percentage" office:value="0.000037800855707095" calcext:value-type="percentage">
            <text:p>0.0038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79" calcext:value-type="float">
            <text:p>79</text:p>
          </table:table-cell>
          <table:table-cell office:value-type="string" calcext:value-type="string">
            <text:p><text:s/>train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76]/[.$G$83]" office:value-type="percentage" office:value="0.0000205949489714517" calcext:value-type="percentage">
            <text:p>0.0021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<text:s/>train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77]/[.$G$83]" office:value-type="percentage" office:value="0.00000104278222640262" calcext:value-type="percentage">
            <text:p>0.0001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852" calcext:value-type="float">
            <text:p>852</text:p>
          </table:table-cell>
          <table:table-cell office:value-type="string" calcext:value-type="string">
            <text:p><text:s/>train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78]/[.$G$83]" office:value-type="percentage" office:value="0.000222112614223758" calcext:value-type="percentage">
            <text:p>0.0222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office:value-type="string" calcext:value-type="string">
            <text:p><text:s/>train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79]/[.$G$83]" office:value-type="percentage" office:value="0.0000469252001881179" calcext:value-type="percentage">
            <text:p>0.0047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92" calcext:value-type="float">
            <text:p>192</text:p>
          </table:table-cell>
          <table:table-cell office:value-type="string" calcext:value-type="string">
            <text:p><text:s/>train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80]/[.$G$83]" office:value-type="percentage" office:value="0.0000500535468673258" calcext:value-type="percentage">
            <text:p>0.0050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office:value-type="string" calcext:value-type="string">
            <text:p><text:s/>train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81]/[.$G$83]" office:value-type="percentage" office:value="0.0000138168644998347" calcext:value-type="percentage">
            <text:p>0.0014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52" calcext:value-type="float">
            <text:p>4052</text:p>
          </table:table-cell>
          <table:table-cell office:value-type="string" calcext:value-type="string">
            <text:p><text:s/>train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82]/[.$G$83]" office:value-type="percentage" office:value="0.00105633839534585" calcext:value-type="percentage">
            <text:p>0.1056%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SUM([.H70:.H83])" office:value-type="float" office:value="3835892" calcext:value-type="float">
            <text:p>3835892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<text:s/>train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H83]/[.$G$83]" office:value-type="percentage" office:value="0.000579265526766656" calcext:value-type="percentage">
            <text:p>0.0579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972509" calcext:value-type="float">
            <text:p>1972509</text:p>
          </table:table-cell>
          <table:table-cell office:value-type="string" calcext:value-type="string">
            <text:p><text:s/>train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84]/[.$G$97]" office:value-type="percentage" office:value="0.611628801151004" calcext:value-type="percentage">
            <text:p>61.1629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20798" calcext:value-type="float">
            <text:p>420798</text:p>
          </table:table-cell>
          <table:table-cell office:value-type="string" calcext:value-type="string">
            <text:p><text:s/>train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85]/[.$G$97]" office:value-type="percentage" office:value="0.130479595412107" calcext:value-type="percentage">
            <text:p>13.0480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659651" calcext:value-type="float">
            <text:p>659651</text:p>
          </table:table-cell>
          <table:table-cell office:value-type="string" calcext:value-type="string">
            <text:p><text:s/>train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86]/[.$G$97]" office:value-type="percentage" office:value="0.204542311496709" calcext:value-type="percentage">
            <text:p>20.4542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62759" calcext:value-type="float">
            <text:p>162759</text:p>
          </table:table-cell>
          <table:table-cell office:value-type="string" calcext:value-type="string">
            <text:p><text:s/>train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87]/[.$G$97]" office:value-type="percentage" office:value="0.0504677504875954" calcext:value-type="percentage">
            <text:p>5.0468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842" calcext:value-type="float">
            <text:p>842</text:p>
          </table:table-cell>
          <table:table-cell office:value-type="string" calcext:value-type="string">
            <text:p><text:s/>train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88]/[.$G$97]" office:value-type="percentage" office:value="0.000261084461753607" calcext:value-type="percentage">
            <text:p>0.0261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28" calcext:value-type="float">
            <text:p>128</text:p>
          </table:table-cell>
          <table:table-cell office:value-type="string" calcext:value-type="string">
            <text:p><text:s/>train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89]/[.$G$97]" office:value-type="percentage" office:value="0.0000396897994114747" calcext:value-type="percentage">
            <text:p>0.0040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train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90]/[.$G$97]" office:value-type="percentage" office:value="0.0000644959240436464" calcext:value-type="percentage">
            <text:p>0.0064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<text:s/>train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91]/[.$G$97]" office:value-type="percentage" office:value="0.00000496122492643434" calcext:value-type="percentage">
            <text:p>0.0005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679" calcext:value-type="float">
            <text:p>679</text:p>
          </table:table-cell>
          <table:table-cell office:value-type="string" calcext:value-type="string">
            <text:p><text:s/>train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92]/[.$G$97]" office:value-type="percentage" office:value="0.000210541982815557" calcext:value-type="percentage">
            <text:p>0.0211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office:value-type="string" calcext:value-type="string">
            <text:p><text:s/>train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93]/[.$G$97]" office:value-type="percentage" office:value="0.000040309952527279" calcext:value-type="percentage">
            <text:p>0.0040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train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94]/[.$G$97]" office:value-type="percentage" office:value="0.0000697672255279829" calcext:value-type="percentage">
            <text:p>0.0070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string" calcext:value-type="string">
            <text:p><text:s/>train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95]/[.$G$97]" office:value-type="percentage" office:value="0.0000102325264107708" calcext:value-type="percentage">
            <text:p>0.0010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253" calcext:value-type="float">
            <text:p>5253</text:p>
          </table:table-cell>
          <table:table-cell office:value-type="string" calcext:value-type="string">
            <text:p><text:s/>train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96]/[.$G$97]" office:value-type="percentage" office:value="0.00162883215865997" calcext:value-type="percentage">
            <text:p>0.1629%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SUM([.H84:.H97])" office:value-type="float" office:value="3225010" calcext:value-type="float">
            <text:p>3225010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<text:s/>train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H97]/[.$G$97]" office:value-type="percentage" office:value="0.000551626196507918" calcext:value-type="percentage">
            <text:p>0.0552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043354" calcext:value-type="float">
            <text:p>3043354</text:p>
          </table:table-cell>
          <table:table-cell office:value-type="string" calcext:value-type="string">
            <text:p><text:s/>train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98]/[.$G$111]" office:value-type="percentage" office:value="0.575605488099422" calcext:value-type="percentage">
            <text:p>57.5605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24010" calcext:value-type="float">
            <text:p>524010</text:p>
          </table:table-cell>
          <table:table-cell office:value-type="string" calcext:value-type="string">
            <text:p><text:s/>train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99]/[.$G$111]" office:value-type="percentage" office:value="0.0991087569237683" calcext:value-type="percentage">
            <text:p>9.9109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430857" calcext:value-type="float">
            <text:p>1430857</text:p>
          </table:table-cell>
          <table:table-cell office:value-type="string" calcext:value-type="string">
            <text:p><text:s/>train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00]/[.$G$111]" office:value-type="percentage" office:value="0.270625481585604" calcext:value-type="percentage">
            <text:p>27.0625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78204" calcext:value-type="float">
            <text:p>278204</text:p>
          </table:table-cell>
          <table:table-cell office:value-type="string" calcext:value-type="string">
            <text:p><text:s/>train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101]/[.$G$111]" office:value-type="percentage" office:value="0.0526181802088129" calcext:value-type="percentage">
            <text:p>5.2618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622" calcext:value-type="float">
            <text:p>1622</text:p>
          </table:table-cell>
          <table:table-cell office:value-type="string" calcext:value-type="string">
            <text:p><text:s/>train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02]/[.$G$111]" office:value-type="percentage" office:value="0.000306777358696117" calcext:value-type="percentage">
            <text:p>0.0307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string" calcext:value-type="string">
            <text:p><text:s/>train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103]/[.$G$111]" office:value-type="percentage" office:value="0.0000283702859460034" calcext:value-type="percentage">
            <text:p>0.0028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843" calcext:value-type="float">
            <text:p>843</text:p>
          </table:table-cell>
          <table:table-cell office:value-type="string" calcext:value-type="string">
            <text:p><text:s/>train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104]/[.$G$111]" office:value-type="percentage" office:value="0.000159441007016539" calcext:value-type="percentage">
            <text:p>0.0159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train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105]/[.$G$111]" office:value-type="percentage" office:value="0.0000603341414451672" calcext:value-type="percentage">
            <text:p>0.0060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778" calcext:value-type="float">
            <text:p>778</text:p>
          </table:table-cell>
          <table:table-cell office:value-type="string" calcext:value-type="string">
            <text:p><text:s/>train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06]/[.$G$111]" office:value-type="percentage" office:value="0.000147147216439938" calcext:value-type="percentage">
            <text:p>0.0147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train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07]/[.$G$111]" office:value-type="percentage" office:value="0.0000399075355640448" calcext:value-type="percentage">
            <text:p>0.0040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68" calcext:value-type="float">
            <text:p>168</text:p>
          </table:table-cell>
          <table:table-cell office:value-type="string" calcext:value-type="string">
            <text:p><text:s/>train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08]/[.$G$111]" office:value-type="percentage" office:value="0.0000317747202595238" calcext:value-type="percentage">
            <text:p>0.0032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string" calcext:value-type="string">
            <text:p><text:s/>train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09]/[.$G$111]" office:value-type="percentage" office:value="0.00000605232766848073" calcext:value-type="percentage">
            <text:p>0.0006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978" calcext:value-type="float">
            <text:p>4978</text:p>
          </table:table-cell>
          <table:table-cell office:value-type="string" calcext:value-type="string">
            <text:p><text:s/>train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110]/[.$G$111]" office:value-type="percentage" office:value="0.000941515222928033" calcext:value-type="percentage">
            <text:p>0.0942%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SUM([.H98:.H111])" office:value-type="float" office:value="5287222" calcext:value-type="float">
            <text:p>528722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<text:s/>train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H111]/[.$G$111]" office:value-type="percentage" office:value="0.000320773366429478" calcext:value-type="percentage">
            <text:p>0.0321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193489" calcext:value-type="float">
            <text:p>2193489</text:p>
          </table:table-cell>
          <table:table-cell office:value-type="string" calcext:value-type="string">
            <text:p><text:s/>train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12]/[.$G$125]" office:value-type="percentage" office:value="0.572322815169201" calcext:value-type="percentage">
            <text:p>57.2323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74644" calcext:value-type="float">
            <text:p>374644</text:p>
          </table:table-cell>
          <table:table-cell office:value-type="string" calcext:value-type="string">
            <text:p><text:s/>train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13]/[.$G$125]" office:value-type="percentage" office:value="0.0977517137155691" calcext:value-type="percentage">
            <text:p>9.7752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31709" calcext:value-type="float">
            <text:p>1031709</text:p>
          </table:table-cell>
          <table:table-cell office:value-type="string" calcext:value-type="string">
            <text:p><text:s/>train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14]/[.$G$125]" office:value-type="percentage" office:value="0.269192414147233" calcext:value-type="percentage">
            <text:p>26.9192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23733" calcext:value-type="float">
            <text:p>223733</text:p>
          </table:table-cell>
          <table:table-cell office:value-type="string" calcext:value-type="string">
            <text:p><text:s/>train2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115]/[.$G$125]" office:value-type="percentage" office:value="0.0583761762225618" calcext:value-type="percentage">
            <text:p>5.8376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train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16]/[.$G$125]" office:value-type="percentage" office:value="0.000261179854553349" calcext:value-type="percentage">
            <text:p>0.0261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33" calcext:value-type="float">
            <text:p>133</text:p>
          </table:table-cell>
          <table:table-cell office:value-type="string" calcext:value-type="string">
            <text:p><text:s/>train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117]/[.$G$125]" office:value-type="percentage" office:value="0.0000347022184371582" calcext:value-type="percentage">
            <text:p>0.0035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59" calcext:value-type="float">
            <text:p>159</text:p>
          </table:table-cell>
          <table:table-cell office:value-type="string" calcext:value-type="string">
            <text:p><text:s/>train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118]/[.$G$125]" office:value-type="percentage" office:value="0.0000414861107632192" calcext:value-type="percentage">
            <text:p>0.0041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<text:s/>train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119]/[.$G$125]" office:value-type="percentage" office:value="0.00000313102722741277" calcext:value-type="percentage">
            <text:p>0.0003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train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20]/[.$G$125]" office:value-type="percentage" office:value="0.000078536599620937" calcext:value-type="percentage">
            <text:p>0.0079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77" calcext:value-type="float">
            <text:p>77</text:p>
          </table:table-cell>
          <table:table-cell office:value-type="string" calcext:value-type="string">
            <text:p><text:s/>train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21]/[.$G$125]" office:value-type="percentage" office:value="0.0000200907580425653" calcext:value-type="percentage">
            <text:p>0.0020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86" calcext:value-type="float">
            <text:p>186</text:p>
          </table:table-cell>
          <table:table-cell office:value-type="string" calcext:value-type="string">
            <text:p><text:s/>train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22]/[.$G$125]" office:value-type="percentage" office:value="0.0000485309220248979" calcext:value-type="percentage">
            <text:p>0.0049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office:value-type="string" calcext:value-type="string">
            <text:p><text:s/>train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23]/[.$G$125]" office:value-type="percentage" office:value="0.0000109585952959447" calcext:value-type="percentage">
            <text:p>0.0011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722" calcext:value-type="float">
            <text:p>5722</text:p>
          </table:table-cell>
          <table:table-cell office:value-type="string" calcext:value-type="string">
            <text:p><text:s/>train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124]/[.$G$125]" office:value-type="percentage" office:value="0.00149297814960466" calcext:value-type="percentage">
            <text:p>0.1493%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SUM([.H112:.H125])" office:value-type="float" office:value="3832608" calcext:value-type="float">
            <text:p>3832608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train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H125]/[.$G$125]" office:value-type="percentage" office:value="0.000365286509864823" calcext:value-type="percentage">
            <text:p>0.0365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725470" calcext:value-type="float">
            <text:p>2725470</text:p>
          </table:table-cell>
          <table:table-cell office:value-type="string" calcext:value-type="string">
            <text:p><text:s/>train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26]/[.$G$139]" office:value-type="percentage" office:value="0.646008545278456" calcext:value-type="percentage">
            <text:p>64.6009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20061" calcext:value-type="float">
            <text:p>520061</text:p>
          </table:table-cell>
          <table:table-cell office:value-type="string" calcext:value-type="string">
            <text:p><text:s/>train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27]/[.$G$139]" office:value-type="percentage" office:value="0.123268225321159" calcext:value-type="percentage">
            <text:p>12.3268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774703" calcext:value-type="float">
            <text:p>774703</text:p>
          </table:table-cell>
          <table:table-cell office:value-type="string" calcext:value-type="string">
            <text:p><text:s/>train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28]/[.$G$139]" office:value-type="percentage" office:value="0.183625120824245" calcext:value-type="percentage">
            <text:p>18.3625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92758" calcext:value-type="float">
            <text:p>192758</text:p>
          </table:table-cell>
          <table:table-cell office:value-type="string" calcext:value-type="string">
            <text:p><text:s/>train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129]/[.$G$139]" office:value-type="percentage" office:value="0.0456887491591486" calcext:value-type="percentage">
            <text:p>4.5689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291" calcext:value-type="float">
            <text:p>1291</text:p>
          </table:table-cell>
          <table:table-cell office:value-type="string" calcext:value-type="string">
            <text:p><text:s/>train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30]/[.$G$139]" office:value-type="percentage" office:value="0.000306001178495631" calcext:value-type="percentage">
            <text:p>0.0306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79" calcext:value-type="float">
            <text:p>179</text:p>
          </table:table-cell>
          <table:table-cell office:value-type="string" calcext:value-type="string">
            <text:p><text:s/>train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131]/[.$G$139]" office:value-type="percentage" office:value="0.0000424277389238714" calcext:value-type="percentage">
            <text:p>0.0042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office:value-type="string" calcext:value-type="string">
            <text:p><text:s/>train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132]/[.$G$139]" office:value-type="percentage" office:value="0.0000319985740487298" calcext:value-type="percentage">
            <text:p>0.0032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<text:s/>train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133]/[.$G$139]" office:value-type="percentage" office:value="0.00000213323826991532" calcext:value-type="percentage">
            <text:p>0.0002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634" calcext:value-type="float">
            <text:p>634</text:p>
          </table:table-cell>
          <table:table-cell office:value-type="string" calcext:value-type="string">
            <text:p><text:s/>train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34]/[.$G$139]" office:value-type="percentage" office:value="0.000150274784791813" calcext:value-type="percentage">
            <text:p>0.0150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office:value-type="string" calcext:value-type="string">
            <text:p><text:s/>train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35]/[.$G$139]" office:value-type="percentage" office:value="0.00003342073289534" calcext:value-type="percentage">
            <text:p>0.0033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office:value-type="string" calcext:value-type="string">
            <text:p><text:s/>train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136]/[.$G$139]" office:value-type="percentage" office:value="0.0000123253766706218" calcext:value-type="percentage">
            <text:p>0.0012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<text:s/>train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37]/[.$G$139]" office:value-type="percentage" office:value="0.00000379242359096057" calcext:value-type="percentage">
            <text:p>0.0004%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468" calcext:value-type="float">
            <text:p>2468</text:p>
          </table:table-cell>
          <table:table-cell office:value-type="string" calcext:value-type="string">
            <text:p><text:s/>train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138]/[.$G$139]" office:value-type="percentage" office:value="0.000584981338905668" calcext:value-type="percentage">
            <text:p>0.0585%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SUM([.H126:.H139])" office:value-type="float" office:value="4218938" calcext:value-type="float">
            <text:p>4218938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<text:s/>train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H139]/[.$G$139]" office:value-type="percentage" office:value="0.000242004030398171" calcext:value-type="percentage">
            <text:p>0.0242%</text:p>
          </table:table-cell>
          <table:table-cell table:number-columns-repeated="6"/>
        </table:table-row>
        <table:table-row table:style-name="ro1" table:number-rows-repeated="14">
          <table:table-cell table:number-columns-repeated="11"/>
          <table:table-cell table:style-name="Default"/>
          <table:table-cell table:number-columns-repeated="6"/>
        </table:table-row>
        <table:table-row table:style-name="ro1" table:number-rows-repeated="104842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4" number:min-integer-digits="1"/>
      <number:text>%</number:text>
    </number:percentag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 style:data-style-name="N2" text:time-value="21:54:22.092228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09:00:32.124008290</meta:creation-date>
    <dc:date>2015-01-26T22:13:15.202518510</dc:date>
    <meta:editing-duration>PT24M42S</meta:editing-duration>
    <meta:editing-cycles>10</meta:editing-cycles>
    <meta:generator>LibreOffice/4.3.5.2$Linux_X86_64 LibreOffice_project/430m0$Build-2</meta:generator>
    <meta:document-statistic meta:table-count="1" meta:cell-count="1052" meta:object-count="0"/>
  </office:meta>
</office:document-meta>
</file>